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E1" table:style-name="ta1">
        <table:shapes>
          <draw:frame draw:z-index="0" draw:style-name="gr1" draw:text-style-name="P1" svg:width="15.999cm" svg:height="8.999cm" svg:x="2.05cm" svg:y="0.1cm">
            <draw:object draw:notify-on-update-of-ranges="TESTE1.B1:TESTE1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1cm" svg:height="9.005cm" svg:x="16.132cm" svg:y="0.106cm">
            <draw:object draw:notify-on-update-of-ranges="TESTE1.C1:TESTE1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44" calcext:value-type="float">
            <text:p>3754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776" calcext:value-type="float">
            <text:p>2277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98" calcext:value-type="float">
            <text:p>1549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98" calcext:value-type="float">
            <text:p>1549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37" calcext:value-type="float">
            <text:p>1973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498" calcext:value-type="float">
            <text:p>1549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912" calcext:value-type="float">
            <text:p>1591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792" calcext:value-type="float">
            <text:p>1279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60" calcext:value-type="float">
            <text:p>936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360" calcext:value-type="float">
            <text:p>936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90" calcext:value-type="float">
            <text:p>699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62" calcext:value-type="float">
            <text:p>7062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62" calcext:value-type="float">
            <text:p>706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20" calcext:value-type="float">
            <text:p>64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20" calcext:value-type="float">
            <text:p>64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20" calcext:value-type="float">
            <text:p>642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36" calcext:value-type="float">
            <text:p>513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98" calcext:value-type="float">
            <text:p>469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90" calcext:value-type="float">
            <text:p>459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10" calcext:value-type="float">
            <text:p>3510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10" calcext:value-type="float">
            <text:p>351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0" calcext:value-type="float">
            <text:p>325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60" calcext:value-type="float">
            <text:p>2860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60" calcext:value-type="float">
            <text:p>286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60" calcext:value-type="float">
            <text:p>286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50" calcext:value-type="float">
            <text:p>195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4" calcext:value-type="float">
            <text:p>158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78" calcext:value-type="float">
            <text:p>127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98" calcext:value-type="float">
            <text:p>10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40" calcext:value-type="float">
            <text:p>84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80" calcext:value-type="float">
            <text:p>78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4" calcext:value-type="float">
            <text:p>804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4" calcext:value-type="float">
            <text:p>80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04" calcext:value-type="float">
            <text:p>80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48" calcext:value-type="float">
            <text:p>64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0" calcext:value-type="float">
            <text:p>60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24" calcext:value-type="float">
            <text:p>62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60" calcext:value-type="float">
            <text:p>66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3" calcext:value-type="float">
            <text:p>583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40" calcext:value-type="float">
            <text:p>54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40" calcext:value-type="float">
            <text:p>54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4" calcext:value-type="float">
            <text:p>42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" calcext:value-type="float">
            <text:p>25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6" calcext:value-type="float">
            <text:p>33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0" calcext:value-type="float">
            <text:p>21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6" calcext:value-type="float">
            <text:p>18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1" calcext:value-type="float">
            <text:p>16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0" calcext:value-type="float">
            <text:p>15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" calcext:value-type="float">
            <text:p>14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" calcext:value-type="float">
            <text:p>144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2" calcext:value-type="float">
            <text:p>13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2" calcext:value-type="float">
            <text:p>13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20:43:10.840195547</dc:date>
    <meta:editing-duration>PT2M10S</meta:editing-duration>
    <meta:editing-cycles>1</meta:editing-cycles>
    <meta:document-statistic meta:table-count="1" meta:cell-count="3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92cm" svg:y="0.316cm" chart:style-name="ch2">
          <text:p>MOCHILA TESTE 1 -  AVALIAÇÕES</text:p>
        </chart:title>
        <chart:plot-area chart:style-name="ch3" table:cell-range-address="TESTE1.B1:TESTE1.B100" svg:x="1.331cm" svg:y="1.275cm" svg:width="14.349cm" svg:height="6.564cm">
          <chart:coordinate-region svg:x="2.508cm" svg:y="1.474cm" svg:width="13.17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TESTE1.B1:TESTE1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7544">
                <text:p>37544</text:p>
                <draw:g>
                  <svg:desc>TESTE1.B1:TESTE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776">
                <text:p>227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37">
                <text:p>19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498">
                <text:p>15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12">
                <text:p>15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792">
                <text:p>12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0">
                <text:p>69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62">
                <text:p>7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20">
                <text:p>64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136">
                <text:p>51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98">
                <text:p>4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50">
                <text:p>32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8">
                <text:p>12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2cm" svg:height="9.006cm" xlink:href=".." xlink:type="simple" chart:class="chart:line" chart:style-name="ch1">
        <chart:title svg:x="4.832cm" svg:y="0.316cm" chart:style-name="ch2">
          <text:p>MOCHILA TESTE 1 - FITNESS</text:p>
        </chart:title>
        <chart:plot-area chart:style-name="ch3" table:cell-range-address="TESTE1.C1:TESTE1.C100" svg:x="1.331cm" svg:y="1.275cm" svg:width="14.371cm" svg:height="6.57cm">
          <chart:coordinate-region svg:x="2.138cm" svg:y="1.474cm" svg:width="13.564cm" svg:height="5.579cm"/>
          <chart:axis chart:dimension="x" chart:name="primary-x" chart:style-name="ch4">
            <chart:title svg:x="7.559cm" svg:y="8.025cm" chart:style-name="ch5">
              <text:p>GERAÇÕES</text:p>
            </chart:title>
          </chart:axis>
          <chart:axis chart:dimension="y" chart:name="primary-y" chart:style-name="ch4">
            <chart:title svg:x="0.451cm" svg:y="5.279cm" chart:style-name="ch6">
              <text:p>FITNESS</text:p>
            </chart:title>
            <chart:grid chart:style-name="ch7" chart:class="major"/>
          </chart:axis>
          <chart:series chart:style-name="ch8" chart:values-cell-range-address="TESTE1.C1:TESTE1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3">
                <text:p>253</text:p>
                <draw:g>
                  <svg:desc>TESTE1.C1:TESTE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